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table table:name="Sheet1">
        <table:table-column/>
        <table:table-column/>
        <table:table-column/>
        <table:table-column/>
        <table:table-row>
          <table:table-cell office:value-type="string" office:string-value="Merged 2x2" table:number-columns-spanned="2" table:number-rows-spanned="2">
            <text:p>Merged 2x2</text:p>
          </table:table-cell>
          <table:table-cell/>
          <table:table-cell/>
          <table:table-cell office:value-type="string" office:string-value="Merged 3x1" table:number-rows-spanned="3">
            <text:p>Merged 3x1</text:p>
          </table:table-cell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 office:value-type="string" office:string-value="Merged 1x5" table:number-columns-spanned="5">
            <text:p>Merged 1x5</text:p>
          </table:table-cell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 office:value-type="string" office:string-value="Not merged">
            <text:p>Not merged</text:p>
          </table:table-cell>
          <table:table-cell office:value-type="string" office:string-value="Also not merged">
            <text:p>Also not merged</text:p>
          </table:table-cell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office:version="1.2">
  <office:styles>
    <style:default-style style:family="table-cell">
      <style:paragraph-properties fo:text-align="start"/>
      <style:text-properties style:font-name="Arial" fo:font-size="10pt"/>
    </style:default-style>
  </office:styles>
  <office:automatic-styles/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goods</meta:generator>
    <meta:creation-date>2026-03-14T14:29:42</meta:creation-date>
    <dc:date>2026-03-14T14:29:42</dc:date>
  </office:meta>
</office:document-meta>
</file>